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56cm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388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572cm" svg:height="1.778cm" svg:x="11.922cm" svg:y="4.175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659cm" svg:x2="16.494cm" svg:y2="4.659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3">minivan</text:span></text:p>
          </draw:text-box>
        </draw:frame>
        <draw:frame draw:style-name="gr6" draw:text-style-name="P5" draw:layer="layout" svg:width="1.518cm" svg:height="0.742cm" svg:x="5.064cm" svg:y="6.715cm">
          <draw:text-box>
            <text:p><text:span text:style-name="T3">year</text:span></text:p>
          </draw:text-box>
        </draw:frame>
        <draw:custom-shape draw:style-name="gr7" draw:text-style-name="P6" draw:layer="layout" svg:width="2.032cm" svg:height="0.762cm" svg:x="6.896cm" svg:y="6.742cm">
          <text:p text:style-name="P1"><text:span text:style-name="T4">2021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4.238cm" svg:y2="7.144cm" draw:start-shape="id1" draw:start-glue-point="1" draw:end-shape="id2" draw:end-glue-point="3" svg:d="M6963 6251c5455 0 1818 893 7275 893" svg:viewBox="0 0 7276 894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9" draw:text-style-name="P5" xml:id="id3" draw:id="id3" draw:layer="layout" svg:width="1.772cm" svg:height="0.742cm" svg:x="4.937cm" svg:y="5.08cm">
          <draw:text-box>
            <text:p><text:span text:style-name="T3">other</text:span></text:p>
          </draw:text-box>
        </draw:frame>
        <draw:frame draw:style-name="gr10" draw:text-style-name="P5" xml:id="id5" draw:id="id5" draw:layer="layout" svg:width="0.756cm" svg:height="0.742cm" svg:x="5.445cm" svg:y="4.28cm">
          <draw:text-box>
            <text:p><text:span text:style-name="T3">t</text:span></text:p>
          </draw:text-box>
        </draw:frame>
        <draw:custom-shape draw:style-name="gr11" draw:text-style-name="P2" draw:layer="layout" svg:width="4.572cm" svg:height="1.638cm" svg:x="14.222cm" svg:y="6.715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4.238cm" svg:y1="7.144cm" svg:x2="18.794cm" svg:y2="7.144cm">
          <text:p/>
        </draw:line>
        <draw:connector draw:style-name="gr8" draw:text-style-name="P3" draw:layer="layout" draw:type="curve" svg:x1="6.709cm" svg:y1="5.451cm" svg:x2="11.922cm" svg:y2="5.064cm" draw:start-shape="id3" draw:start-glue-point="1" draw:end-shape="id4" svg:d="M6709 5451c3909 0 1303-387 5213-387" svg:viewBox="0 0 5214 388">
          <text:p/>
        </draw:connector>
        <draw:connector draw:style-name="gr8" draw:text-style-name="P3" draw:layer="layout" draw:type="curve" svg:x1="6.201cm" svg:y1="4.651cm" svg:x2="11.837cm" svg:y2="4.381cm" draw:start-shape="id5" draw:start-glue-point="1" svg:d="M6201 4651c4602 0 1784-270 5636-270" svg:viewBox="0 0 5637 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49:03.390033219</dc:date>
    <meta:editing-duration>PT1H28M20S</meta:editing-duration>
    <meta:editing-cycles>12</meta:editing-cycles>
    <meta:document-statistic meta:object-count="15"/>
  </office:meta>
</office:document-meta>
</file>